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539in"/>
    </style:style>
    <style:style style:name="co3" style:family="table-column">
      <style:table-column-properties fo:break-before="auto" style:column-width="0.3457in"/>
    </style:style>
    <style:style style:name="co4" style:family="table-column">
      <style:table-column-properties fo:break-before="auto" style:column-width="0.4217in"/>
    </style:style>
    <style:style style:name="co5" style:family="table-column">
      <style:table-column-properties fo:break-before="auto" style:column-width="0.3138in"/>
    </style:style>
    <style:style style:name="co6" style:family="table-column">
      <style:table-column-properties fo:break-before="auto" style:column-width="0.5283in"/>
    </style:style>
    <style:style style:name="co7" style:family="table-column">
      <style:table-column-properties fo:break-before="auto" style:column-width="0.239in"/>
    </style:style>
    <style:style style:name="co8" style:family="table-column">
      <style:table-column-properties fo:break-before="auto" style:column-width="0.6035in"/>
    </style:style>
    <style:style style:name="co9" style:family="table-column">
      <style:table-column-properties fo:break-before="auto" style:column-width="1.0646in"/>
    </style:style>
    <style:style style:name="co10" style:family="table-column">
      <style:table-column-properties fo:break-before="auto" style:column-width="0.4535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58466"/>
    </style:style>
    <style:style style:name="ce2" style:family="table-cell" style:parent-style-name="Default">
      <style:table-cell-properties fo:background-color="#bf0041"/>
    </style:style>
  </office:automatic-styles>
  <office:body>
    <office:spreadsheet>
      <table:calculation-settings table:automatic-find-labels="false" table:use-regular-expressions="false" table:use-wildcards="true"/>
      <table:table table:name="normalise_trunc_point_252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3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column table:style-name="co11" table:number-columns-repeated="4" table:default-cell-style-name="Default"/>
        <table:table-row table:style-name="ro1">
          <table:table-cell office:value-type="string" calcext:value-type="string">
            <text:p>252-1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has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finding</text:p>
          </table:table-cell>
          <table:table-cell office:value-type="string" calcext:value-type="string">
            <text:p>of</text:p>
          </table:table-cell>
          <table:table-cell table:style-name="ce1" office:value-type="string" calcext:value-type="string">
            <text:p>medical</text:p>
          </table:table-cell>
          <table:table-cell table:style-name="ce1" office:value-type="string" calcext:value-type="string">
            <text:p>anthropologists</text:p>
          </table:table-cell>
          <table:table-cell office:value-type="string" calcext:value-type="string">
            <text:p>again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gain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&lt;end&gt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lt;pad&gt;</text:p>
          </table:table-cell>
          <table:table-cell table:number-columns-repeated="11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8983" calcext:value-type="float">
            <text:p>0.898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hey</text:p>
          </table:table-cell>
          <table:table-cell table:number-columns-repeated="6" office:value-type="string" calcext:value-type="string">
            <text:p>.</text:p>
          </table:table-cell>
          <table:table-cell table:number-columns-repeated="2" table:style-name="ce1" office:value-type="string" calcext:value-type="string">
            <text:p>.</text:p>
          </table:table-cell>
          <table:table-cell table:number-columns-repeated="4" office:value-type="string" calcext:value-type="string">
            <text:p>.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k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9045" calcext:value-type="float">
            <text:p>0.9045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966" calcext:value-type="float">
            <text:p>0.966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  <table:table-cell table:number-columns-repeated="3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eople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11" office:value-type="string" calcext:value-type="string">
            <text:p>.</text:p>
          </table:table-cell>
          <table:table-cell office:value-type="float" office:value="0.9864" calcext:value-type="float">
            <text:p>0.986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larious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0.9977" calcext:value-type="float">
            <text:p>0.9977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717" calcext:value-type="float">
            <text:p>0.97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s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0.8357" calcext:value-type="float">
            <text:p>0.8357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635" calcext:value-type="float">
            <text:p>0.96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f</text:p>
          </table:table-cell>
          <table:table-cell table:number-columns-repeated="11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8698" calcext:value-type="float">
            <text:p>0.86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</text:p>
          </table:table-cell>
          <table:table-cell table:number-columns-repeated="11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8589" calcext:value-type="float">
            <text:p>0.85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ld</text:p>
          </table:table-cell>
          <table:table-cell table:number-columns-repeated="11" office:value-type="string" calcext:value-type="string">
            <text:p>.</text:p>
          </table:table-cell>
          <table:table-cell office:value-type="float" office:value="0.9963" calcext:value-type="float">
            <text:p>0.996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,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0.9558" calcext:value-type="float">
            <text:p>0.9558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642" calcext:value-type="float">
            <text:p>0.9642</text:p>
          </table:table-cell>
          <table:table-cell office:value-type="string" calcext:value-type="string">
            <text:p>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amp;quot;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at</text:p>
          </table:table-cell>
          <table:table-cell office:value-type="float" office:value="0.7942" calcext:value-type="float">
            <text:p>0.7942</text:p>
          </table:table-cell>
          <table:table-cell table:number-columns-repeated="10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245" calcext:value-type="float">
            <text:p>0.92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</text:p>
          </table:table-cell>
          <table:table-cell table:number-columns-repeated="11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376" calcext:value-type="float">
            <text:p>0.93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ou</text:p>
          </table:table-cell>
          <table:table-cell table:number-columns-repeated="11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597" calcext:value-type="float">
            <text:p>0.95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ink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9254" calcext:value-type="float">
            <text:p>0.9254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207" calcext:value-type="float">
            <text:p>0.92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out</text:p>
          </table:table-cell>
          <table:table-cell table:number-columns-repeated="11" office:value-type="string" calcext:value-type="string">
            <text:p>.</text:p>
          </table:table-cell>
          <table:table-cell office:value-type="float" office:value="0.8791" calcext:value-type="float">
            <text:p>0.879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laria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0.883" calcext:value-type="float">
            <text:p>0.883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9785" calcext:value-type="float">
            <text:p>0.978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?</text:p>
          </table:table-cell>
          <table:table-cell table:number-columns-repeated="11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107" calcext:value-type="float">
            <text:p>0.91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amp;quot;</text:p>
          </table:table-cell>
          <table:table-cell table:number-columns-repeated="11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8372" calcext:value-type="float">
            <text:p>0.83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lt;end&gt;</text:p>
          </table:table-cell>
          <table:table-cell table:number-columns-repeated="11" office:value-type="string" calcext:value-type="string">
            <text:p>.</text:p>
          </table:table-cell>
          <table:table-cell office:value-type="float" office:value="0.9937" calcext:value-type="float">
            <text:p>0.993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7-13T11:06:48.162454406</dc:date>
    <meta:editing-duration>PT1M2S</meta:editing-duration>
    <meta:editing-cycles>2</meta:editing-cycles>
    <meta:generator>LibreOffice/6.4.7.2$Linux_X86_64 LibreOffice_project/40$Build-2</meta:generator>
    <meta:document-statistic meta:table-count="1" meta:cell-count="309" meta:object-count="0"/>
  </office:meta>
</office:document-meta>
</file>